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paragraph-rsid="00073c0b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046a6b" officeooo:paragraph-rsid="00046a6b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officeooo:rsid="00046a6b" officeooo:paragraph-rsid="00046a6b" style:font-size-asian="11pt" style:font-size-complex="11pt"/>
    </style:style>
    <style:style style:name="P4" style:family="paragraph" style:parent-style-name="Standard">
      <style:text-properties fo:font-size="11pt" officeooo:paragraph-rsid="00073c0b" style:font-size-asian="11pt" style:font-size-complex="11pt"/>
    </style:style>
    <style:style style:name="P5" style:family="paragraph" style:parent-style-name="Text_20_body">
      <style:text-properties officeooo:rsid="000d8bb9" officeooo:paragraph-rsid="000d8bb9"/>
    </style:style>
    <style:style style:name="P6" style:family="paragraph" style:parent-style-name="Text_20_body">
      <style:text-properties fo:font-size="10pt" officeooo:rsid="000d8bb9" officeooo:paragraph-rsid="000d8bb9" style:font-size-asian="10pt" style:font-size-complex="10pt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officeooo:rsid="000c534c" officeooo:paragraph-rsid="000c534c" style:font-size-asian="11pt" style:font-size-complex="11pt"/>
    </style:style>
    <style:style style:name="P9" style:family="paragraph" style:parent-style-name="Text_20_body">
      <style:text-properties fo:font-size="11pt" officeooo:rsid="000d5b0c" officeooo:paragraph-rsid="000d5b0c" style:font-size-asian="11pt" style:font-size-complex="11pt"/>
    </style:style>
    <style:style style:name="P10" style:family="paragraph" style:parent-style-name="Text_20_body">
      <style:text-properties fo:font-size="11pt" officeooo:rsid="000d8bb9" officeooo:paragraph-rsid="000d8bb9" style:font-size-asian="11pt" style:font-size-complex="11pt"/>
    </style:style>
    <style:style style:name="P11" style:family="paragraph" style:parent-style-name="Text_20_body">
      <style:text-properties fo:font-size="11pt" officeooo:rsid="000d92d6" officeooo:paragraph-rsid="000d92d6" style:font-size-asian="11pt" style:font-size-complex="11pt"/>
    </style:style>
    <style:style style:name="P12" style:family="paragraph" style:parent-style-name="Text_20_body">
      <style:text-properties fo:font-size="11pt" officeooo:rsid="000f48e4" officeooo:paragraph-rsid="000f48e4" style:font-size-asian="11pt" style:font-size-complex="11pt"/>
    </style:style>
    <style:style style:name="P13" style:family="paragraph" style:parent-style-name="Text_20_body">
      <style:text-properties fo:font-size="11pt" officeooo:rsid="00103e84" officeooo:paragraph-rsid="00103e84" style:font-size-asian="11pt" style:font-size-complex="11pt"/>
    </style:style>
    <style:style style:name="P14" style:family="paragraph" style:parent-style-name="Text_20_body">
      <style:text-properties fo:font-size="11pt" style:text-underline-style="solid" style:text-underline-width="auto" style:text-underline-color="font-color" fo:font-weight="normal" officeooo:rsid="000ae654" officeooo:paragraph-rsid="000ae654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3c0b" style:font-weight-asian="bold" style:font-weight-complex="bold"/>
    </style:style>
    <style:style style:name="T3" style:family="text">
      <style:text-properties fo:font-weight="bold" officeooo:rsid="00157314" style:font-weight-asian="bold" style:font-weight-complex="bold"/>
    </style:style>
    <style:style style:name="T4" style:family="text">
      <style:text-properties officeooo:rsid="000d5b0c"/>
    </style:style>
    <style:style style:name="T5" style:family="text">
      <style:text-properties officeooo:rsid="000d8bb9"/>
    </style:style>
    <style:style style:name="T6" style:family="text">
      <style:text-properties officeooo:rsid="000d92d6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d92d6"/>
    </style:style>
    <style:style style:name="T9" style:family="text">
      <style:text-properties style:text-underline-style="solid" style:text-underline-width="auto" style:text-underline-color="font-color" fo:font-weight="normal" officeooo:rsid="000ae654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73c0b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officeooo:rsid="00157314"/>
    </style:style>
    <style:style style:name="T13" style:family="text">
      <style:text-properties officeooo:rsid="00186d26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d92d6" style:font-size-asian="10pt" style:font-size-complex="10pt"/>
    </style:style>
    <style:style style:name="T16" style:family="text">
      <style:text-properties fo:font-size="10pt" officeooo:rsid="00228ac1" style:font-size-asian="10pt" style:font-size-complex="10pt"/>
    </style:style>
    <style:style style:name="T17" style:family="text">
      <style:text-properties fo:font-size="10pt" officeooo:rsid="00241182" style:font-size-asian="10pt" style:font-size-complex="10pt"/>
    </style:style>
    <style:style style:name="T18" style:family="text">
      <style:text-properties officeooo:rsid="00241182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justify" draw:textarea-vertical-align="middle" draw:auto-grow-height="false" fo:min-height="0.194cm" fo:min-width="2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94cm" fo:min-width="3.6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52cm" fo:min-width="3.1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rection du brevet blanc 0b (questions)</text:p>
      <text:p text:style-name="P3"><draw:frame draw:style-name="fr1" draw:name="Cadre1" text:anchor-type="paragraph" svg:x="10.846cm" svg:y="0.318cm" svg:width="5.704cm" draw:z-index="0"><draw:text-box fo:min-height="0.753cm"><text:p text:style-name="P1"><text:span text:style-name="T12">à écrire en toutes lettres et à souligner</text:span></text:p></draw:text-box></draw:frame><text:span text:style-name="T1"/></text:p>
      <text:p text:style-name="P4"><draw:custom-shape text:anchor-type="paragraph" draw:z-index="1" draw:name="Forme1" draw:style-name="gr1" svg:width="2.558cm" svg:height="0.389cm" svg:x="8.153cm" svg:y="0.02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9">[I] </text:span><text:span text:style-name="T10">Compréhension et compétences d’interprétation</text:span><text:span text:style-name="T2"><text:tab/></text:span></text:p>
      <text:p text:style-name="P4"><text:span text:style-name="T2"/></text:p>
      <text:p text:style-name="P7"><draw:frame draw:style-name="fr1" draw:name="Cadre6" text:anchor-type="paragraph" svg:x="13.792cm" svg:y="0.254cm" svg:width="3.106cm" draw:z-index="9"><draw:text-box fo:min-height="2.228cm"><text:p text:style-name="P7"><text:span text:style-name="T17">Ecrivez 1.a) puis 1.b) : n’écrivez pas seulement 1)</text:span></text:p></draw:text-box></draw:frame>I.1.a) Dans cette scène, Julie est presque mariée à M. de Pourceaugnac mais elle est amoureuse d'Eraste. La discussion tourne autour du moyen d'éviter ce mariage forcé.</text:p>
      <text:p text:style-name="P7">I.1.b) L'entrevue doit rester secrète car les personnages ne veulent pas être surpris : (l.1) « gardons d'être surpris », (l.4) « au guet », (l.11) « voilà votre père » et (l.14) « nous donner de ces frayeurs ! »</text:p>
      <text:p text:style-name="P7">I.2.a) Eraste cherche à annuler le « fâcheux mariage » (l.8) de manière secrète en usant de « stratagèmes » (l. 20).</text:p>
      <text:p text:style-name="P7">I.2.b) Eraste décrit la situation comme s'il était dans une pièce comique, « comme aux comédies » : il s'agit de théâtre dans le théâtre, à savoir une mise en abyme.</text:p>
      <text:p text:style-name="P7">Eraste a un rôle actif puisqu'il dresse des « machines » (l.15) et qu'il coordonne les efforts de « l'ingénieuse Nérine et [de] l'adroit Sbrigani. »</text:p>
      <text:p text:style-name="P7">I.3) M. de Pourceaugnac est « avocat » (l. 22), habite à « Limoges » (l. 23) ; il dispose d'une certaine fortune (« trois ou quatre mille écus », l. 24) et est célibataire puisqu'il veut « se marier » (l. 26).</text:p>
      <text:p text:style-name="P7">I.3.b) Nérine reproche à M. de Pourceaugnac son nom (« Le seul nom de Monsieur... » l.27) et son origine (« … est-elle faite pour un Limosin ? », l.26)</text:p>
      <text:p text:style-name="P7">I.3.c) Nérine fait sourire en utilisant des répétitions (« M. de Pourceaugnac »), une hyperbole (« j'y brûlerai mes livres », l.30) et en étant elle-même une provinciale qui se moque d'un provincial comme le montre son emploi du verbe « anger ».</text:p>
      <text:p text:style-name="P7">I.4.a) M. de Pourceaugnac apparaît en plan moyen sous la forme d'une silhouette noire ; son groin est rose comme l'arrière-plan. Il porte un costume d'apparat qui contraste avec son groin.</text:p>
      <text:p text:style-name="P7">I.4.b) L'affiche montre le ridicule du protagoniste et son statut social privilégié : c'est donc un bon choix.</text:p>
      <text:p text:style-name="P14"><draw:frame draw:style-name="fr1" draw:name="Cadre2" text:anchor-type="paragraph" svg:x="11.887cm" svg:y="-0.071cm" svg:width="5.704cm" draw:z-index="2"><draw:text-box fo:min-height="0.753cm"><text:p text:style-name="P1"><text:span text:style-name="T12">à écrire en toutes lettres et à souligner</text:span></text:p></draw:text-box></draw:frame><draw:custom-shape text:anchor-type="paragraph" draw:z-index="3" draw:name="Forme1" draw:style-name="gr2" svg:width="4.216cm" svg:height="0.389cm" svg:x="7.16cm" svg:y="0.02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[II] Grammaire et compétences linguistiques</text:p>
      <text:p text:style-name="P8">II.5.a) <text:span text:style-name="T4">L’adjectif « insupportable » remplace « que je ne saurais supporter ».</text:span></text:p>
      <text:p text:style-name="P9">II.5.b) <text:span text:style-name="T5">Cet adjectif est composé du préfixe « in- », du radical « support » et du suffixe « -able ».</text:span></text:p>
      <text:p text:style-name="P10"><draw:frame draw:style-name="fr2" draw:name="Cadre3" text:anchor-type="paragraph" svg:x="0.018cm" svg:y="-0.039cm" svg:width="14.566cm" draw:z-index="4"><draw:text-box fo:min-height="1.528cm"><text:p text:style-name="P6"><text:tab/><text:span text:style-name="T13">nature grammaticale : verbe, nom commun, pronom, déterminant</text:span></text:p><text:p text:style-name="P6"><text:tab/><text:span text:style-name="T13">fonction grammaticale : SUJET (qui donne?), COD (il donne quoi?), COI (il donne à qui?)</text:span></text:p></draw:text-box></draw:frame><draw:frame draw:style-name="fr1" draw:name="Cadre4" text:anchor-type="paragraph" svg:x="15.72cm" svg:y="-0.245cm" svg:width="2cm" draw:z-index="5"><draw:text-box fo:min-height="0.499cm"><text:p text:style-name="P5"><text:span text:style-name="T15">souligner ce que vous modifiez en recopiant</text:span></text:p></draw:text-box></draw:frame></text:p>
      <text:p text:style-name="P10"/>
      <text:p text:style-name="P10"><draw:custom-shape text:anchor-type="paragraph" draw:z-index="6" draw:name="Forme2" draw:style-name="gr3" svg:width="3.546cm" svg:height="0.301cm" svg:x="12.386cm" svg:y="0.21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I.6.a) « Au moins travaillons-nous fortement <text:span text:style-name="T7">à </text:span><text:span text:style-name="T8">empêcher ce fâcheux mariage</text:span><text:span text:style-name="T6"> » </text:span></text:p>
      <text:p text:style-name="P11">II.6.b) Le pronom « y » est ici COI du verbe « travaillons ».</text:p>
      <text:p text:style-name="P12">II.7.a) « Oui, belle Julie, nous <text:span text:style-name="T7">avons dressé</text:span> pour cela quantité de machines, et nous ne <text:span text:style-name="T7">feignons</text:span> point de mettre tout en usage, sur la permission que vous <text:span text:style-name="T11">m’</text:span><text:span text:style-name="T7">aviez donnée</text:span>. »</text:p>
      <text:p text:style-name="P13"><draw:custom-shape text:anchor-type="paragraph" draw:z-index="8" draw:name="Forme2" draw:style-name="gr3" svg:width="3.546cm" svg:height="0.301cm" svg:x="13.268cm" svg:y="0.0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I.7.b) Cette phrase contient plus d’une forme verbale conjuguée : elle est <text:span text:style-name="T7">complexe</text:span><text:span text:style-name="T11">.</text:span></text:p>
      <text:p text:style-name="P13"><draw:frame draw:style-name="fr1" draw:name="Cadre5" text:anchor-type="paragraph" svg:x="15.296cm" svg:y="-0.192cm" svg:width="2cm" draw:z-index="7"><draw:text-box fo:min-height="2.683cm"><text:p text:style-name="P5"><text:span text:style-name="T16">Vous pouvez </text:span><text:span text:style-name="T15">souligner </text:span><text:span text:style-name="T16">un mot important.</text:span></text:p></draw:text-box></draw:frame><text:span text:style-name="T11"/></text:p>
      <text:p text:style-name="P1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22:02:28.101711330</meta:creation-date>
    <dc:date>2020-11-04T22:51:52.072719134</dc:date>
    <meta:editing-duration>PT49M11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493" meta:character-count="2785" meta:non-whitespace-character-count="2314"/>
  </office:meta>
</office:document-meta>
</file>